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1" calcext:value-type="float">
            <text:p>97,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71" calcext:value-type="float">
            <text:p>96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3" calcext:value-type="float">
            <text:p>97,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94" calcext:value-type="float">
            <text:p>96,894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59:10.829833236</meta:creation-date>
    <dc:date>2018-01-14T23:01:36.838899008</dc:date>
    <meta:editing-duration>PT2M27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